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9.65cm" fo:min-width="5.247cm"/>
      <style:paragraph-properties style:writing-mode="lr-tb"/>
    </style:style>
    <style:style style:name="gr3" style:family="graphic" style:parent-style-name="standard">
      <style:graphic-properties draw:fill-color="#ff8000" draw:textarea-horizontal-align="justify" draw:textarea-vertical-align="middle" draw:auto-grow-height="false" fo:min-height="9.65cm" fo:min-width="5.4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9cm"/>
      <style:paragraph-properties style:writing-mode="lr-tb"/>
    </style:style>
    <style:style style:name="gr5" style:family="graphic" style:parent-style-name="objectwithoutfill">
      <style:graphic-properties svg:stroke-color="#000000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4.978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8000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cm" svg:y1="10.5cm" svg:x2="5cm" svg:y2="6.976cm">
          <text:p/>
        </draw:line>
        <draw:line draw:style-name="gr1" draw:text-style-name="P1" draw:layer="layout" svg:x1="5cm" svg:y1="15.924cm" svg:x2="5cm" svg:y2="12.3cm">
          <text:p/>
        </draw:line>
        <draw:line draw:style-name="gr1" draw:text-style-name="P1" draw:layer="layout" svg:x1="4.91cm" svg:y1="6.993cm" svg:x2="23cm" svg:y2="7cm">
          <text:p/>
        </draw:line>
        <draw:line draw:style-name="gr1" draw:text-style-name="P1" draw:layer="layout" svg:x1="4.969cm" svg:y1="15.95cm" svg:x2="23cm" svg:y2="16cm">
          <text:p/>
        </draw:line>
        <draw:custom-shape draw:style-name="gr2" draw:text-style-name="P2" draw:layer="layout" svg:width="5.747cm" svg:height="9.9cm" svg:x="7.187cm" svg:y="6.5cm">
          <text:p text:style-name="P2">Gain</text:p>
          <text:p text:style-name="P2">Stag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985cm" svg:height="9.9cm" svg:x="15.448cm" svg:y="6.5cm">
          <text:p text:style-name="P2">Output</text:p>
          <text:p text:style-name="P2">Stage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7cm" svg:height="4.517cm" svg:x="23.5cm" svg:y="11.9cm">
          <draw:text-box>
            <text:p/>
            <text:p/>
            <text:p>8Ω Speaker</text:p>
            <text:p/>
            <text:p/>
          </draw:text-box>
        </draw:frame>
        <draw:line draw:style-name="gr1" draw:text-style-name="P1" draw:layer="layout" svg:x1="23cm" svg:y1="7cm" svg:x2="23cm" svg:y2="10.2cm">
          <text:p/>
        </draw:line>
        <draw:line draw:style-name="gr1" draw:text-style-name="P1" draw:layer="layout" svg:x1="23cm" svg:y1="12.8cm" svg:x2="23cm" svg:y2="16.2cm">
          <text:p/>
        </draw:line>
        <draw:line draw:style-name="gr1" draw:text-style-name="P1" draw:layer="layout" svg:x1="23.6cm" svg:y1="10.8cm" svg:x2="24.9cm" svg:y2="10cm">
          <text:p/>
        </draw:line>
        <draw:line draw:style-name="gr1" draw:text-style-name="P1" draw:layer="layout" svg:x1="24.9cm" svg:y1="13cm" svg:x2="23.6cm" svg:y2="12.2cm">
          <text:p/>
        </draw:line>
        <draw:line draw:style-name="gr1" draw:text-style-name="P1" draw:layer="layout" svg:x1="24.9cm" svg:y1="10cm" svg:x2="24.9cm" svg:y2="13.1cm">
          <text:p/>
        </draw:line>
        <draw:line draw:style-name="gr1" draw:text-style-name="P1" draw:layer="layout" svg:x1="23.6cm" svg:y1="10.8cm" svg:x2="23.6cm" svg:y2="12.2cm">
          <text:p/>
        </draw:line>
        <draw:line draw:style-name="gr1" draw:text-style-name="P1" draw:layer="layout" svg:x1="23cm" svg:y1="10.2cm" svg:x2="24cm" svg:y2="10.2cm">
          <text:p/>
        </draw:line>
        <draw:line draw:style-name="gr1" draw:text-style-name="P1" draw:layer="layout" svg:x1="23cm" svg:y1="12.8cm" svg:x2="24cm" svg:y2="12.8cm">
          <text:p/>
        </draw:line>
        <draw:line draw:style-name="gr1" draw:text-style-name="P1" draw:layer="layout" svg:x1="24cm" svg:y1="10.2cm" svg:x2="24cm" svg:y2="10.6cm">
          <text:p/>
        </draw:line>
        <draw:line draw:style-name="gr1" draw:text-style-name="P1" draw:layer="layout" svg:x1="24cm" svg:y1="12.4cm" svg:x2="24cm" svg:y2="12.8cm">
          <text:p/>
        </draw:line>
        <draw:path draw:style-name="gr5" draw:text-style-name="P1" draw:layer="layout" svg:width="2.119cm" svg:height="1.821cm" draw:transform="rotate (-0.785398163397448) translate (25.4534032774748cm 10.0665967225252cm)" svg:viewBox="0 0 2120 1822" svg:d="M0 13c348-51 691 53 1013 172 283 105 501 329 702 546 240 259 187 637 343 936l62 155">
          <text:p/>
        </draw:path>
        <draw:path draw:style-name="gr5" draw:text-style-name="P1" draw:layer="layout" svg:width="2.94cm" svg:height="2.111cm" draw:transform="rotate (-0.896052037973889) translate (26.5571364823528cm 9.70088990777702cm)" svg:viewBox="0 0 2941 2112" svg:d="M0 211c373-20 716-267 1092-199 377 68 751 230 1043 496 207 189 542 299 585 609 44 312 260 565 194 889l27 106">
          <text:p/>
        </draw:path>
        <draw:frame draw:style-name="gr4" draw:text-style-name="P4" draw:layer="layout" svg:width="3.7cm" svg:height="3.806cm" svg:x="24.9cm" svg:y="7.594cm">
          <draw:text-box>
            <text:p/>
            <text:p/>
            <text:p>Audio OUT</text:p>
            <text:p/>
            <text:p/>
          </draw:text-box>
        </draw:frame>
        <draw:custom-shape draw:style-name="gr6" draw:text-style-name="P5" draw:layer="layout" svg:width="1.842cm" svg:height="1.843cm" svg:x="4.11cm" svg:y="10.557cm">
          <text:p text:style-name="P5">+</text:p>
          <text:p text:style-name="P5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7cm" svg:height="4.517cm" svg:x="1cm" svg:y="7.7cm">
          <draw:text-box>
            <text:p/>
            <text:p/>
            <text:p>Audio IN</text:p>
            <text:p>10mV max</text:p>
            <text:p/>
            <text:p/>
          </draw:text-box>
        </draw:frame>
        <draw:frame draw:style-name="gr7" draw:text-style-name="P4" draw:layer="layout" svg:width="7.1cm" svg:height="5.228cm" svg:x="11.8cm" svg:y="3.772cm">
          <draw:text-box>
            <text:p/>
            <text:p/>
            <text:p>+12V Supply Voltage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20:38:07.694366300</meta:creation-date>
    <dc:date>2021-05-23T02:47:38.504137182</dc:date>
    <meta:editing-duration>PT5H33M17S</meta:editing-duration>
    <meta:editing-cycles>10</meta:editing-cycles>
    <meta:generator>LibreOffice/6.4.6.2$Linux_X86_64 LibreOffice_project/40$Build-2</meta:generator>
    <meta:document-statistic meta:object-count="23"/>
  </office:meta>
</office:document-meta>
</file>